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5.38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2.4mm"/>
    </style:style>
    <style:style style:name="co52" style:family="table-column">
      <style:table-column-properties fo:break-before="auto" style:column-width="15.12mm"/>
    </style:style>
    <style:style style:name="co53" style:family="table-column">
      <style:table-column-properties fo:break-before="auto" style:column-width="11.48mm"/>
    </style:style>
    <style:style style:name="co54" style:family="table-column">
      <style:table-column-properties fo:break-before="auto" style:column-width="12.1mm"/>
    </style:style>
    <style:style style:name="co55" style:family="table-column">
      <style:table-column-properties fo:break-before="auto" style:column-width="10.58mm"/>
    </style:style>
    <style:style style:name="co56" style:family="table-column">
      <style:table-column-properties fo:break-before="auto" style:column-width="9.98mm"/>
    </style:style>
    <style:style style:name="co57" style:family="table-column">
      <style:table-column-properties fo:break-before="auto" style:column-width="15.42mm"/>
    </style:style>
    <style:style style:name="co58" style:family="table-column">
      <style:table-column-properties fo:break-before="auto" style:column-width="11.18mm"/>
    </style:style>
    <style:style style:name="co59" style:family="table-column">
      <style:table-column-properties fo:break-before="auto" style:column-width="14.82mm"/>
    </style:style>
    <style:style style:name="co60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13.6mm"/>
    </style:style>
    <style:style style:name="co62" style:family="table-column">
      <style:table-column-properties fo:break-before="auto" style:column-width="10.88mm"/>
    </style:style>
    <style:style style:name="co63" style:family="table-column">
      <style:table-column-properties fo:break-before="auto" style:column-width="10.28mm"/>
    </style:style>
    <style:style style:name="co64" style:family="table-column">
      <style:table-column-properties fo:break-before="auto" style:column-width="13.92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8.77mm"/>
    </style:style>
    <style:style style:name="co67" style:family="table-column">
      <style:table-column-properties fo:break-before="auto" style:column-width="8.17mm"/>
    </style:style>
    <style:style style:name="co68" style:family="table-column">
      <style:table-column-properties fo:break-before="auto" style:column-width="9.67mm"/>
    </style:style>
    <style:style style:name="co69" style:family="table-column">
      <style:table-column-properties fo:break-before="auto" style:column-width="16.93mm"/>
    </style:style>
    <style:style style:name="co70" style:family="table-column">
      <style:table-column-properties fo:break-before="auto" style:column-width="29.95mm"/>
    </style:style>
    <style:style style:name="co71" style:family="table-column">
      <style:table-column-properties fo:break-before="auto" style:column-width="36.9mm"/>
    </style:style>
    <style:style style:name="co72" style:family="table-column">
      <style:table-column-properties fo:break-before="auto" style:column-width="15.7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39.33mm"/>
    </style:style>
    <style:style style:name="co75" style:family="table-column">
      <style:table-column-properties fo:break-before="auto" style:column-width="35.4mm"/>
    </style:style>
    <style:style style:name="co76" style:family="table-column">
      <style:table-column-properties fo:break-before="auto" style:column-width="14.22mm"/>
    </style:style>
    <style:style style:name="co77" style:family="table-column">
      <style:table-column-properties fo:break-before="auto" style:column-width="24.2mm"/>
    </style:style>
    <style:style style:name="co78" style:family="table-column">
      <style:table-column-properties fo:break-before="auto" style:column-width="36.6mm"/>
    </style:style>
    <style:style style:name="co79" style:family="table-column">
      <style:table-column-properties fo:break-before="auto" style:column-width="51.73mm"/>
    </style:style>
    <style:style style:name="co80" style:family="table-column">
      <style:table-column-properties fo:break-before="auto" style:column-width="41.45mm"/>
    </style:style>
    <style:style style:name="co81" style:family="table-column">
      <style:table-column-properties fo:break-before="auto" style:column-width="47.2mm"/>
    </style:style>
    <style:style style:name="co82" style:family="table-column">
      <style:table-column-properties fo:break-before="auto" style:column-width="38.12mm"/>
    </style:style>
    <style:style style:name="co83" style:family="table-column">
      <style:table-column-properties fo:break-before="auto" style:column-width="43.27mm"/>
    </style:style>
    <style:style style:name="co84" style:family="table-column">
      <style:table-column-properties fo:break-before="auto" style:column-width="32.37mm"/>
    </style:style>
    <style:style style:name="co85" style:family="table-column">
      <style:table-column-properties fo:break-before="auto" style:column-width="45.98mm"/>
    </style:style>
    <style:style style:name="co86" style:family="table-column">
      <style:table-column-properties fo:break-before="auto" style:column-width="17.85mm"/>
    </style:style>
    <style:style style:name="co87" style:family="table-column">
      <style:table-column-properties fo:break-before="auto" style:column-width="17.23mm"/>
    </style:style>
    <style:style style:name="co88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4" table:default-cell-style-name="ce2"/>
        <table:table-column table:style-name="co1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2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5" table:default-cell-style-name="ce2"/>
        <table:table-column table:style-name="co26" table:default-cell-style-name="ce9"/>
        <table:table-column table:style-name="co26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2"/>
          <table:table-cell table:style-name="ce75"/>
          <table:table-cell table:style-name="ce16"/>
          <table:table-cell table:style-name="ce26" office:value-type="string" calcext:value-type="string">
            <text:p>Documentation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arch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drivers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fs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include/</text:p>
          </table:table-cell>
          <table:table-cell table:style-name="ce76" table:number-columns-repeated="3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kernel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net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75"/>
          <table:table-cell table:style-name="ce16"/>
          <table:table-cell table:style-name="ce5" office:value-type="string" calcext:value-type="string">
            <text:p>scripts/</text:p>
          </table:table-cell>
          <table:table-cell table:style-name="ce9" table:number-columns-repeated="4"/>
          <table:table-cell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75"/>
          <table:table-cell/>
          <table:table-cell table:style-name="ce26" office:value-type="string" calcext:value-type="string">
            <text:p>sound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873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5" office:value-type="string" calcext:value-type="string">
            <text:p>.git/</text:p>
          </table:table-cell>
          <table:table-cell table:number-columns-repeated="6"/>
          <table:table-cell table:style-name="ce5" office:value-type="string" calcext:value-type="string">
            <text:p>asymmetric_keys/</text:p>
          </table:table-cell>
          <table:table-cell table:number-columns-repeated="5"/>
          <table:table-cell table:style-name="ce5" office:value-type="string" calcext:value-type="string">
            <text:p>accessibility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basic/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r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5"/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ce5"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Kconfig.debug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5" office:value-type="string" calcext:value-type="string">
            <text:p>accounting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5"/>
          <table:table-cell table:style-name="ce6"/>
          <table:table-cell office:value-type="string" calcext:value-type="string">
            <text:p>Kconfig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5"/>
          <table:table-cell table:style-name="ce5" office:value-type="string" calcext:value-type="string">
            <text:p>package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rcu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tracing/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Kbuild.include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l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Kconfig.kasan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5"/>
          <table:table-cell office:value-type="string" calcext:value-type="string">
            <text:p>Linden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5" office:value-type="string" calcext:value-type="string">
            <text:p>bus-devices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5" office:value-type="string" calcext:value-type="string">
            <text:p>cdrom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freezer</text:p>
          </table:table-cell>
          <table:table-cell table:number-columns-repeated="5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5"/>
          <table:table-cell office:value-type="string" calcext:value-type="string">
            <text:p>Makefile.asm-generic</text:p>
          </table:table-cell>
          <table:table-cell table:number-columns-repeated="12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hz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5"/>
          <table:table-cell office:value-type="string" calcext:value-type="string">
            <text:p>Makefile.build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locks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4"/>
          <table:table-cell table:style-name="ce6"/>
          <table:table-cell office:value-type="string" calcext:value-type="string">
            <text:p>Makefile.clean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4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preempt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Makefile.dtbinst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office:value-type="string" calcext:value-type="string">
            <text:p>Makefile.extrawarn</text:p>
          </table:table-cell>
          <table:table-cell table:number-columns-repeated="14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office:value-type="string" calcext:value-type="string">
            <text:p>Makefile.gcc-plugins</text:p>
          </table:table-cell>
          <table:table-cell table:number-columns-repeated="14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office:value-type="string" calcext:value-type="string">
            <text:p>Makefile.headersinst</text:p>
          </table:table-cell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office:value-type="string" calcext:value-type="string">
            <text:p>Makefile.help</text:p>
          </table:table-cell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4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dm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office:value-type="string" calcext:value-type="string">
            <text:p>Makefile.host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4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office:value-type="string" calcext:value-type="string">
            <text:p>Makefile.kasan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.lib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.modbuiltin</text:p>
          </table:table-cell>
          <table:table-cell table:number-columns-repeated="20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2"/>
          <table:table-cell table:style-name="ce75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0"/>
          <table:table-cell table:style-name="ce6"/>
          <table:table-cell office:value-type="string" calcext:value-type="string">
            <text:p>Makefile.modinst</text:p>
          </table:table-cell>
          <table:table-cell table:number-columns-repeated="20"/>
          <table:table-cell office:value-type="string" calcext:value-type="string">
            <text:p>Makefile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5" office:value-type="string" calcext:value-type="string">
            <text:p>dmaengine/</text:p>
          </table:table-cell>
          <table:table-cell table:number-columns-repeated="5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office:value-type="string" calcext:value-type="string">
            <text:p>Makefile.modpost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5" office:value-type="string" calcext:value-type="string">
            <text:p>doc-guide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Makefile.modsig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4"/>
          <table:table-cell table:style-name="ce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Makefile.ubsa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4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rqchip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edia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5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Kconfig.binfmt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pi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1/</text:p>
          </table:table-cell>
          <table:table-cell table:number-columns-repeated="28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tensa/</text:p>
          </table:table-cell>
          <table:table-cell table:number-columns-repeated="28"/>
          <table:table-cell table:style-name="ce6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1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35"/>
          <table:table-cell office:value-type="string" calcext:value-type="string">
            <text:p>Kconfig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1014"/>
        </table:table-row>
        <table:table-row table:style-name="ro1" table:number-rows-repeated="10483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2"/>
        <table:table-column table:style-name="co2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2" table:default-cell-style-name="ce2"/>
        <table:table-column table:style-name="co1" table:number-columns-repeated="5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4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74" table:number-columns-repeated="7"/>
          <table:table-cell table:style-name="ce76"/>
          <table:table-cell table:style-name="ce74" table:number-columns-repeated="35"/>
          <table:table-cell table:style-name="ce76"/>
          <table:table-cell table:style-name="ce74" table:number-columns-repeated="12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0"/>
          <table:table-cell table:style-name="ce76"/>
          <table:table-cell table:style-name="ce74" table:number-columns-repeated="227"/>
          <table:table-cell table:style-name="ce76"/>
          <table:table-cell table:style-name="ce74" table:number-columns-repeated="107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4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1" table:default-cell-style-name="ce2"/>
        <table:table-column table:style-name="co19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47" table:default-cell-style-name="ce2"/>
        <table:table-column table:style-name="co10" table:number-columns-repeated="5" table:default-cell-style-name="ce2"/>
        <table:table-column table:style-name="co48" table:default-cell-style-name="ce2"/>
        <table:table-column table:style-name="co10" table:number-columns-repeated="5" table:default-cell-style-name="ce2"/>
        <table:table-column table:style-name="co49" table:default-cell-style-name="ce2"/>
        <table:table-column table:style-name="co10" table:number-columns-repeated="5" table:default-cell-style-name="ce2"/>
        <table:table-column table:style-name="co50" table:default-cell-style-name="ce2"/>
        <table:table-column table:style-name="co10" table:number-columns-repeated="5" table:default-cell-style-name="ce2"/>
        <table:table-column table:style-name="co51" table:default-cell-style-name="ce2"/>
        <table:table-column table:style-name="co10" table:number-columns-repeated="5" table:default-cell-style-name="ce2"/>
        <table:table-column table:style-name="co52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4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55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6" table:default-cell-style-name="ce2"/>
        <table:table-column table:style-name="co10" table:number-columns-repeated="5" table:default-cell-style-name="ce2"/>
        <table:table-column table:style-name="co57" table:default-cell-style-name="ce2"/>
        <table:table-column table:style-name="co10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48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6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66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19" table:number-columns-repeated="572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fs/</text:p>
          </table:table-cell>
          <table:table-cell table:number-columns-repeated="6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ecryptfs/</text:p>
          </table:table-cell>
          <table:table-cell table:number-columns-repeated="5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exportfs/</text:p>
          </table:table-cell>
          <table:table-cell table:number-columns-repeated="5"/>
          <table:table-cell table:style-name="ce5" office:value-type="string" calcext:value-type="string">
            <text:p>ext2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5"/>
          <table:table-cell table:style-name="ce5" office:value-type="string" calcext:value-type="string">
            <text:p>fat/</text:p>
          </table:table-cell>
          <table:table-cell table:number-columns-repeated="5"/>
          <table:table-cell table:style-name="ce5" office:value-type="string" calcext:value-type="string">
            <text:p>freevxfs/</text:p>
          </table:table-cell>
          <table:table-cell table:number-columns-repeated="5"/>
          <table:table-cell table:style-name="ce5" office:value-type="string" calcext:value-type="string">
            <text:p>fscach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5"/>
          <table:table-cell table:style-name="ce5" office:value-type="string" calcext:value-type="string">
            <text:p>gfs2/</text:p>
          </table:table-cell>
          <table:table-cell table:number-columns-repeated="5"/>
          <table:table-cell table:style-name="ce5" office:value-type="string" calcext:value-type="string">
            <text:p>hfs/</text:p>
          </table:table-cell>
          <table:table-cell table:number-columns-repeated="5"/>
          <table:table-cell table:style-name="ce5" office:value-type="string" calcext:value-type="string">
            <text:p>hfsplus/</text:p>
          </table:table-cell>
          <table:table-cell table:number-columns-repeated="5"/>
          <table:table-cell table:style-name="ce5" office:value-type="string" calcext:value-type="string">
            <text:p>hostfs/</text:p>
          </table:table-cell>
          <table:table-cell table:number-columns-repeated="5"/>
          <table:table-cell table:style-name="ce5" office:value-type="string" calcext:value-type="string">
            <text:p>hpfs/</text:p>
          </table:table-cell>
          <table:table-cell table:number-columns-repeated="5"/>
          <table:table-cell table:style-name="ce5" office:value-type="string" calcext:value-type="string">
            <text:p>hugetlbfs/</text:p>
          </table:table-cell>
          <table:table-cell table:number-columns-repeated="5"/>
          <table:table-cell table:style-name="ce5" office:value-type="string" calcext:value-type="string">
            <text:p>isofs/</text:p>
          </table:table-cell>
          <table:table-cell table:number-columns-repeated="5"/>
          <table:table-cell table:style-name="ce5" office:value-type="string" calcext:value-type="string">
            <text:p>jbd2/</text:p>
          </table:table-cell>
          <table:table-cell table:number-columns-repeated="5"/>
          <table:table-cell table:style-name="ce5" office:value-type="string" calcext:value-type="string">
            <text:p>jffs2/</text:p>
          </table:table-cell>
          <table:table-cell table:number-columns-repeated="5"/>
          <table:table-cell table:style-name="ce5" office:value-type="string" calcext:value-type="string">
            <text:p>jfs/</text:p>
          </table:table-cell>
          <table:table-cell table:number-columns-repeated="5"/>
          <table:table-cell table:style-name="ce5" office:value-type="string" calcext:value-type="string">
            <text:p>kernfs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inix/</text:p>
          </table:table-cell>
          <table:table-cell table:number-columns-repeated="5"/>
          <table:table-cell table:style-name="ce5" office:value-type="string" calcext:value-type="string">
            <text:p>ncpfs/</text:p>
          </table:table-cell>
          <table:table-cell table:number-columns-repeated="5"/>
          <table:table-cell table:style-name="ce5" office:value-type="string" calcext:value-type="string">
            <text:p>nfs/</text:p>
          </table:table-cell>
          <table:table-cell table:number-columns-repeated="5"/>
          <table:table-cell table:style-name="ce5" office:value-type="string" calcext:value-type="string">
            <text:p>nfs_common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5"/>
          <table:table-cell table:style-name="ce5" office:value-type="string" calcext:value-type="string">
            <text:p>nilfs2/</text:p>
          </table:table-cell>
          <table:table-cell table:number-columns-repeated="5"/>
          <table:table-cell table:style-name="ce5" office:value-type="string" calcext:value-type="string">
            <text:p>nl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6"/>
          <table:table-cell table:style-name="ce5" office:value-type="string" calcext:value-type="string">
            <text:p>ntfs/</text:p>
          </table:table-cell>
          <table:table-cell table:number-columns-repeated="5"/>
          <table:table-cell table:style-name="ce5" office:value-type="string" calcext:value-type="string">
            <text:p>ocfs2/</text:p>
          </table:table-cell>
          <table:table-cell table:number-columns-repeated="5"/>
          <table:table-cell table:style-name="ce5" office:value-type="string" calcext:value-type="string">
            <text:p>omfs/</text:p>
          </table:table-cell>
          <table:table-cell table:number-columns-repeated="5"/>
          <table:table-cell table:style-name="ce5" office:value-type="string" calcext:value-type="string">
            <text:p>openpromfs/</text:p>
          </table:table-cell>
          <table:table-cell table:number-columns-repeated="5"/>
          <table:table-cell table:style-name="ce5" office:value-type="string" calcext:value-type="string">
            <text:p>orangefs/</text:p>
          </table:table-cell>
          <table:table-cell table:number-columns-repeated="5"/>
          <table:table-cell table:style-name="ce5" office:value-type="string" calcext:value-type="string">
            <text:p>overlay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5"/>
          <table:table-cell table:style-name="ce5" office:value-type="string" calcext:value-type="string">
            <text:p>qnx4/</text:p>
          </table:table-cell>
          <table:table-cell table:number-columns-repeated="5"/>
          <table:table-cell table:style-name="ce5" office:value-type="string" calcext:value-type="string">
            <text:p>qnx6/</text:p>
          </table:table-cell>
          <table:table-cell table:number-columns-repeated="5"/>
          <table:table-cell table:style-name="ce5" office:value-type="string" calcext:value-type="string">
            <text:p>quota/</text:p>
          </table:table-cell>
          <table:table-cell table:number-columns-repeated="5"/>
          <table:table-cell table:style-name="ce5" office:value-type="string" calcext:value-type="string">
            <text:p>ramfs/</text:p>
          </table:table-cell>
          <table:table-cell table:number-columns-repeated="5"/>
          <table:table-cell table:style-name="ce5" office:value-type="string" calcext:value-type="string">
            <text:p>reiserfs/</text:p>
          </table:table-cell>
          <table:table-cell table:number-columns-repeated="5"/>
          <table:table-cell table:style-name="ce5" office:value-type="string" calcext:value-type="string">
            <text:p>romf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5"/>
          <table:table-cell table:style-name="ce5" office:value-type="string" calcext:value-type="string">
            <text:p>sysfs/</text:p>
          </table:table-cell>
          <table:table-cell table:number-columns-repeated="5"/>
          <table:table-cell table:style-name="ce5" office:value-type="string" calcext:value-type="string">
            <text:p>sysv/</text:p>
          </table:table-cell>
          <table:table-cell table:number-columns-repeated="5"/>
          <table:table-cell table:style-name="ce5" office:value-type="string" calcext:value-type="string">
            <text:p>trace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5"/>
          <table:table-cell table:style-name="ce5" office:value-type="string" calcext:value-type="string">
            <text:p>udf/</text:p>
          </table:table-cell>
          <table:table-cell table:number-columns-repeated="5"/>
          <table:table-cell table:style-name="ce5" office:value-type="string" calcext:value-type="string">
            <text:p>ufs/</text:p>
          </table:table-cell>
          <table:table-cell table:number-columns-repeated="5"/>
          <table:table-cell table:style-name="ce5" office:value-type="string" calcext:value-type="string">
            <text:p>xfs/</text:p>
          </table:table-cell>
          <table:table-cell table:number-columns-repeated="574"/>
        </table:table-row>
        <table:table-row table:style-name="ro2">
          <table:table-cell table:style-name="ce3" table:number-columns-repeated="92"/>
          <table:table-cell table:style-name="ce27"/>
          <table:table-cell table:style-name="ce3" table:number-columns-repeated="59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119"/>
          <table:table-cell table:style-name="ce27"/>
          <table:table-cell table:style-name="ce3" table:number-columns-repeated="42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47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58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90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d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fanotify/</text:p>
          </table:table-cell>
          <table:table-cell table:number-columns-repeated="4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fs/</text:p>
          </table:table-cell>
          <table:table-cell table:number-columns-repeated="86"/>
          <table:table-cell table:style-name="Default"/>
          <table:table-cell table:number-columns-repeated="3"/>
          <table:table-cell office:value-type="string" calcext:value-type="string">
            <text:p>bio.c</text:p>
          </table:table-cell>
          <table:table-cell table:number-columns-repeated="59"/>
          <table:table-cell office:value-type="string" calcext:value-type="string">
            <text:p>acl.c</text:p>
          </table:table-cell>
          <table:table-cell table:number-columns-repeated="4"/>
          <table:table-cell table:style-name="ce6"/>
          <table:table-cell office:value-type="string" calcext:value-type="string">
            <text:p>acl.c</text:p>
          </table:table-cell>
          <table:table-cell table:number-columns-repeated="23"/>
          <table:table-cell office:value-type="string" calcext:value-type="string">
            <text:p>ac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crypto.c</text:p>
          </table:table-cell>
          <table:table-cell table:number-columns-repeated="59"/>
          <table:table-cell office:value-type="string" calcext:value-type="string">
            <text:p>acl.h</text:p>
          </table:table-cell>
          <table:table-cell table:number-columns-repeated="5"/>
          <table:table-cell office:value-type="string" calcext:value-type="string">
            <text:p>acl.h</text:p>
          </table:table-cell>
          <table:table-cell table:number-columns-repeated="23"/>
          <table:table-cell office:value-type="string" calcext:value-type="string">
            <text:p>contro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utofs4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name.c</text:p>
          </table:table-cell>
          <table:table-cell table:number-columns-repeated="59"/>
          <table:table-cell office:value-type="string" calcext:value-type="string">
            <text:p>balloc.c</text:p>
          </table:table-cell>
          <table:table-cell table:number-columns-repeated="4"/>
          <table:table-cell table:style-name="ce6"/>
          <table:table-cell office:value-type="string" calcext:value-type="string">
            <text:p>checkpoint.c</text:p>
          </table:table-cell>
          <table:table-cell table:number-columns-repeated="23"/>
          <table:table-cell office:value-type="string" calcext:value-type="string">
            <text:p>cus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e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scrypt_private.h</text:p>
          </table:table-cell>
          <table:table-cell table:number-columns-repeated="59"/>
          <table:table-cell office:value-type="string" calcext:value-type="string">
            <text:p>bitmap.c</text:p>
          </table:table-cell>
          <table:table-cell table:number-columns-repeated="4"/>
          <table:table-cell table:style-name="ce6"/>
          <table:table-cell office:value-type="string" calcext:value-type="string">
            <text:p>data.c</text:p>
          </table:table-cell>
          <table:table-cell table:number-columns-repeated="22"/>
          <table:table-cell table:style-name="ce6"/>
          <table:table-cell office:value-type="string" calcext:value-type="string">
            <text:p>dev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fs/</text:p>
          </table:table-cell>
          <table:table-cell table:number-columns-repeated="86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hooks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block_validity.c</text:p>
          </table:table-cell>
          <table:table-cell table:number-columns-repeated="4"/>
          <table:table-cell table:style-name="ce6"/>
          <table:table-cell office:value-type="string" calcext:value-type="string">
            <text:p>debug.c</text:p>
          </table:table-cell>
          <table:table-cell table:number-columns-repeated="22"/>
          <table:table-cell table:style-name="ce6"/>
          <table:table-cell office:value-type="string" calcext:value-type="string">
            <text:p>di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fa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tr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keyinfo.c</text:p>
          </table:table-cell>
          <table:table-cell table:number-columns-repeated="59"/>
          <table:table-cell office:value-type="string" calcext:value-type="string">
            <text:p>dir.c</text:p>
          </table:table-cell>
          <table:table-cell table:number-columns-repeated="4"/>
          <table:table-cell table:style-name="ce6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inotify/</text:p>
          </table:table-cell>
          <table:table-cell table:number-columns-repeated="42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chefile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policy.c</text:p>
          </table:table-cell>
          <table:table-cell table:number-columns-repeated="58"/>
          <table:table-cell table:style-name="ce6"/>
          <table:table-cell office:value-type="string" calcext:value-type="string">
            <text:p>ext4.h</text:p>
          </table:table-cell>
          <table:table-cell table:number-columns-repeated="5"/>
          <table:table-cell office:value-type="string" calcext:value-type="string">
            <text:p>extent_cache.c</text:p>
          </table:table-cell>
          <table:table-cell table:number-columns-repeated="22"/>
          <table:table-cell table:style-name="ce6"/>
          <table:table-cell office:value-type="string" calcext:value-type="string">
            <text:p>fuse_i.h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extents.h</text:p>
          </table:table-cell>
          <table:table-cell table:number-columns-repeated="4"/>
          <table:table-cell table:style-name="ce6"/>
          <table:table-cell office:value-type="string" calcext:value-type="string">
            <text:p>f2fs.h</text:p>
          </table:table-cell>
          <table:table-cell table:number-columns-repeated="23"/>
          <table:table-cell office:value-type="string" calcext:value-type="string">
            <text:p>inod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ultiuser.h</text:p>
          </table:table-cell>
          <table:table-cell table:number-columns-repeated="5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i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c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xatt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generic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da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h</text:p>
          </table:table-cell>
          <table:table-cell table:number-columns-repeated="4"/>
          <table:table-cell table:style-name="ce6"/>
          <table:table-cell office:value-type="string" calcext:value-type="string">
            <text:p>gc.c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_fs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nfig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.c</text:p>
          </table:table-cell>
          <table:table-cell table:number-columns-repeated="4"/>
          <table:table-cell table:style-name="ce6"/>
          <table:table-cell office:value-type="string" calcext:value-type="string">
            <text:p>gc.h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i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ram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c</text:p>
          </table:table-cell>
          <table:table-cell table:number-columns-repeated="5"/>
          <table:table-cell office:value-type="string" calcext:value-type="string">
            <text:p>hash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42"/>
          <table:table-cell office:value-type="string" calcext:value-type="string">
            <text:p>interrupts.c</text:p>
          </table:table-cell>
          <table:table-cell table:number-columns-repeated="52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h</text:p>
          </table:table-cell>
          <table:table-cell table:number-columns-repeated="4"/>
          <table:table-cell table:style-name="ce6"/>
          <table:table-cell office:value-type="string" calcext:value-type="string">
            <text:p>inlin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42"/>
          <table:table-cell office:value-type="string" calcext:value-type="string">
            <text:p>kcore.c</text:p>
          </table:table-cell>
          <table:table-cell table:number-columns-repeated="53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bug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i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c</text:p>
          </table:table-cell>
          <table:table-cell table:number-columns-repeated="42"/>
          <table:table-cell office:value-type="string" calcext:value-type="string">
            <text:p>kmsg.c</text:p>
          </table:table-cell>
          <table:table-cell table:number-columns-repeated="53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vpt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loadavg.c</text:p>
          </table:table-cell>
          <table:table-cell table:number-columns-repeated="53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lm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meminfo.c</text:p>
          </table:table-cell>
          <table:table-cell table:number-columns-repeated="52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crypt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namespaces.c</text:p>
          </table:table-cell>
          <table:table-cell table:number-columns-repeated="52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ivar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3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102"/>
          <table:table-cell table:style-name="Default" table:number-columns-repeated="2"/>
          <table:table-cell table:number-columns-repeated="39"/>
          <table:table-cell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2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o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2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portfs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sysctl.c</text:p>
          </table:table-cell>
          <table:table-cell table:number-columns-repeated="52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t2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tty.c</text:p>
          </table:table-cell>
          <table:table-cell table:number-columns-repeated="53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root.c</text:p>
          </table:table-cell>
          <table:table-cell table:number-columns-repeated="53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c</text:p>
          </table:table-cell>
          <table:table-cell table:number-columns-repeated="4"/>
          <table:table-cell table:style-name="ce6"/>
          <table:table-cell office:value-type="string" calcext:value-type="string">
            <text:p>trace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elf.c</text:p>
          </table:table-cell>
          <table:table-cell table:number-columns-repeated="52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at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oftirqs.c</text:p>
          </table:table-cell>
          <table:table-cell table:number-columns-repeated="52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reevx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102"/>
          <table:table-cell table:style-name="Default" table:number-columns-repeated="2"/>
          <table:table-cell table:number-columns-repeated="82"/>
          <table:table-cell office:value-type="string" calcext:value-type="string">
            <text:p>stat.c</text:p>
          </table:table-cell>
          <table:table-cell table:number-columns-repeated="53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scach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102"/>
          <table:table-cell table:style-name="Default" table:number-columns-repeated="2"/>
          <table:table-cell table:number-columns-repeated="81"/>
          <table:table-cell table:style-name="ce6"/>
          <table:table-cell office:value-type="string" calcext:value-type="string">
            <text:p>task_mmu.c</text:p>
          </table:table-cell>
          <table:table-cell table:number-columns-repeated="53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ove_extent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ask_nommu.c</text:p>
          </table:table-cell>
          <table:table-cell table:number-columns-repeated="53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namei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hread_self.c</text:p>
          </table:table-cell>
          <table:table-cell table:number-columns-repeated="53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page-io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uptime.c</text:p>
          </table:table-cell>
          <table:table-cell table:number-columns-repeated="52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plu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readpag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ersion.c</text:p>
          </table:table-cell>
          <table:table-cell table:number-columns-repeated="52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ost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resiz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mcore.c</text:p>
          </table:table-cell>
          <table:table-cell table:number-columns-repeated="53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pf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super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ubifs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ugetlb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mlink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xatt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o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sfs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bd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truncate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rn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security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d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trusted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nix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use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pfs/</text:p>
          </table:table-cell>
          <table:table-cell table:number-columns-repeated="85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_common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d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il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l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t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c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p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rang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verlay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4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6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uota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eiser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v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rac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df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binfmt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akefile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non_inod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att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d_inod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aou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_fdpi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m86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fl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mis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scrip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lock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uffe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har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ioc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oredump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ax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dcach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cooki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irect-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rop_cach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ventfd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ventpol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xe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cn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hand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_tab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system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-writeb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s_pi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_stru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ternal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ct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map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ib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ock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bcach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unt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pag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i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-blo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ope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p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osix_ac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roc_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read_writ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addi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le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q_fil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pli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upe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nc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imer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serfault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time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xattr.c</text:p>
          </table:table-cell>
          <table:table-cell table:number-columns-repeated="1013"/>
        </table:table-row>
        <table:table-row table:style-name="ro1" table:number-rows-repeated="104842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clude" table:style-name="ta3">
        <office:forms form:automatic-focus="false" form:apply-design-mode="false"/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5" table:default-cell-style-name="ce2"/>
        <table:table-column table:style-name="co5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4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75" table:default-cell-style-name="ce2"/>
        <table:table-column table:style-name="co1" table:number-columns-repeated="5" table:default-cell-style-name="ce2"/>
        <table:table-column table:style-name="co3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76" table:default-cell-style-name="ce2"/>
        <table:table-column table:style-name="co19" table:number-columns-repeated="866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linux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math-emu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uapi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3" table:number-columns-repeated="84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2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cpi/</text:p>
          </table:table-cell>
          <table:table-cell table:number-columns-repeated="76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ocksource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m/</text:p>
          </table:table-cell>
          <table:table-cell table:number-columns-repeated="70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t-bindings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s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vm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50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th-emu/</text:p>
          </table:table-cell>
          <table:table-cell table:number-columns-repeated="70"/>
          <table:table-cell table:style-name="Default" table:number-columns-repeated="3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dia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mory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70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s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50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70"/>
          <table:table-cell table:style-name="Default" table:number-columns-repeated="3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arget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70"/>
          <table:table-cell table:style-name="ce9"/>
          <table:table-cell table:style-name="Default" table:number-columns-repeated="2"/>
          <table:table-cell table:number-columns-repeated="50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70"/>
          <table:table-cell table:style-name="Default" table:number-columns-repeated="3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70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6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>
          <table:table-cell table:number-columns-repeated="74"/>
          <table:table-cell table:style-name="ce9"/>
          <table:table-cell/>
          <table:table-cell table:style-name="Default"/>
          <table:table-cell table:number-columns-repeated="50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 table:number-rows-repeated="78">
          <table:table-cell table:number-columns-repeated="127"/>
          <table:table-cell table:style-name="ce2"/>
          <table:table-cell table:number-columns-repeated="5"/>
          <table:table-cell table:style-name="ce9"/>
          <table:table-cell table:number-columns-repeated="889"/>
        </table:table-row>
        <table:table-row table:style-name="ro1" table:number-rows-repeated="10484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lude_linux" table:style-name="ta3">
        <table:table-column table:style-name="co10" table:number-columns-repeated="4" table:default-cell-style-name="ce2"/>
        <table:table-column table:style-name="co4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7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676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amb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bu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avf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-regs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lock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c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clcd.h</text:p>
          </table:table-cell>
          <table:table-cell table:style-name="Default" table:number-columns-repeated="3"/>
          <table:table-cell table:number-columns-repeated="1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oredump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km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cpufreq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byteorder/</text:p>
          </table:table-cell>
          <table:table-cell table:style-name="Default" table:number-columns-repeated="2"/>
          <table:table-cell table:style-name="ce94"/>
          <table:table-cell table:style-name="ce37"/>
          <table:table-cell table:style-name="Default" office:value-type="string" calcext:value-type="string">
            <text:p>mmci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cputime.h</text:p>
          </table:table-cell>
          <table:table-cell table:number-columns-repeated="31"/>
          <table:table-cell table:style-name="Default"/>
          <table:table-cell table:number-columns-repeated="9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an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22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ep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lk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8x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crush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pl093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ecompress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erial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dma/</text:p>
          </table:table-cell>
          <table:table-cell table:style-name="Default" table:number-columns-repeated="2"/>
          <table:table-cell table:style-name="ce94"/>
          <table:table-cell table:style-name="Default"/>
          <table:table-cell table:style-name="Default" office:value-type="string" calcext:value-type="string">
            <text:p>sp810.h</text:p>
          </table:table-cell>
          <table:table-cell table:style-name="Default" table:number-columns-repeated="3"/>
          <table:table-cell table:number-columns-repeated="71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extco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irmwar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pg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number-columns-repeated="2"/>
          <table:table-cell table:style-name="Default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fs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gp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hs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rt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2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io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npu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rqchi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isdn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lock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ailbo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/>
          <table:table-cell table:style-name="Default"/>
          <table:table-cell table:number-columns-repeated="51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mf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/>
          <table:table-cell table:style-name="Default"/>
          <table:table-cell table:number-columns-repeated="50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lx5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ce37"/>
          <table:table-cell table:style-name="ce110" office:value-type="string" calcext:value-type="string">
            <text:p>mm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t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mu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netfilt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arp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bridge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/>
          <table:table-cell table:style-name="Default"/>
          <table:table-cell table:number-columns-repeated="93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4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netfilter_ipv6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erf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hy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inctrl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48"/>
          <table:table-cell table:style-name="Default"/>
          <table:table-cell table:style-name="ce110" office:value-type="string" calcext:value-type="string">
            <text:p>platform_data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powe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q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ai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gulator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motepr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eset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pmsg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rt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sch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o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sunrpc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lpi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naligned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/>
          <table:table-cell table:style-name="Default"/>
          <table:table-cell table:style-name="ce37"/>
          <table:table-cell table:style-name="ce110" office:value-type="string" calcext:value-type="string">
            <text:p>us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uwb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ce110" office:value-type="string" calcext:value-type="string">
            <text:p>wimax/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8250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71"/>
          <table:table-cell table:style-name="Default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.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i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pi_pmtm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gpg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-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hci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arm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jtag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ltera_ua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d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mifdre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android_a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non_ino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-emu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m_bi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-g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pple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arch_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c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rm-smc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ber_bytec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n1_deco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soc_array_pr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sync_t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h9k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sun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_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m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-s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p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mel_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om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ttribute_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dev-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to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ux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ver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1pcmc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ing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db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alloon_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sp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47xx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cm963xx_t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fin_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nfm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_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fie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itr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-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-m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41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p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ktrace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lockgroup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ma1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ot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ottom_ha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-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b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pf_ver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rcm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-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12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tr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ffer_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uild_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2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che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apabi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b71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iss_io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dr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fag12864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group_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group_sub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irc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ean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k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ch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lock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4000_c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mdline-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_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nt32_to_6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da_ps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cl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g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-int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iler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le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mpon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fi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n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sol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ai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ntext_tracking_st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d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-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res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ount_ze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_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fea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pu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pu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ash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ccit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itu-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-t10d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1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3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c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crypt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rypto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s5535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226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u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cyclad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vinci_e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cook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_lo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bugobjec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ac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ayed_ca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ll-l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core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-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freq_cool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evice-map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ice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evpt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gs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ir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lm_p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dirty-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kcopy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-region-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90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contiguo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dir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fence-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dma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_re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a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ns_resol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q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qblk_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genl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rbd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s278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t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w_apb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dynamic_queue_lim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arlyc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cryp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cx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eprom_93xx4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-bg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fs_v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ev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fdp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-randomiz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lfno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nclo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n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rr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er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tht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en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por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2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ext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2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75375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ault-in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bc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cn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d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d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ewi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-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rmwa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ixp-ari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lex_proportio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-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o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eez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ront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ene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p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_uart_p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-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fs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not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crypt_su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-diu-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devic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_i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l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s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snotify_back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f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trace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fw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ame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h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fu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nl_magic_stru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et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lo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oldfi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f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gpio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gpio_mou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rd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lc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d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rocc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hu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-sensor-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dra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gh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l_m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ippi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ost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_s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p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r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cp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t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_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ugetlb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break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_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-v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w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ypervi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algo-pc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co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ca-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n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px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s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-xi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7300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0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825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cm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eee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ar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q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eth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dd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fr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lta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mac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ppp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e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f_vl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g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h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mx-med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ohci1394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init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it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-poll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g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l-s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ru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nterval_tree_gener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hi-l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64-nonatomic-lo-h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-map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-help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p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ov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c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-f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mi_s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pv6_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cpu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s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byp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ch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e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hand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n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rqretu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a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boot_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csi_ibf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divert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_p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isic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bd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iffi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urnal-h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oy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ump_label_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40-ad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jz4780-ne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llsym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-chec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as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diac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d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buil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co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dev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_leve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-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_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elc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r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x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-ty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eybo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omb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fi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g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hugepag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emlea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msg_du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_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object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0108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8851_m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hre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ho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irq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par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kv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2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p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atency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class-fl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-lm353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bd280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4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lp395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pca953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regula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-tca6507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le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eds_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fdt_en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nvdi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bps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cen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ghtnv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k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nux_log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3lv02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lr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st_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ivep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de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ck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og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ru_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sm_aud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lsm_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lz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d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hw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DN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li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lbox_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p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rvel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th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x17040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146818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682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c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bitba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-m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i_cl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_encry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contr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memory-state-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ory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lic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r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ems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_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el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crochip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grate_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isc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-arch-hook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inl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m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_types_t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deb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io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cont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u_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mzo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nt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_device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loa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odulepa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m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pls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route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do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s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643xx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vebu-pms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xm-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_r39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name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_featur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brid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ng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filter_ipv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et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3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fs_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io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pa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fs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80215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demas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sp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_comm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c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sprox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tb_trans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u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-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f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-r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consu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mem-provi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v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add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of_f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grap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md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f_reserved_m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id_regist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lpc-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dmaeng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gpm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iom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-mailbo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mapf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envswi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sq_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xu210h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-layo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-isol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id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own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_r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block-fla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geve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ma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port_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r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a_arasan_cf_da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ch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a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s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a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-comp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c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-c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-ep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hotplu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cieport_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da_pow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-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cpu_id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erf_eve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f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ersonal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fn_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fix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_led_trigg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hy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d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ipe_fs_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e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ktcdv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320-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atform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-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2301_charg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domai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op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q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run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i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_wake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bu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m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fs_osd_xd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n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i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-tim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six_acl_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ower_suppl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owerc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-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cha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p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ps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emp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efe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me_numb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int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_n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cess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j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per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st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pstore_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ass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p_clock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urgat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vclock_gto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wm_backligh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168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xa2xx_ss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com_sc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nx6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ick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quota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dix-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id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m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do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ng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elim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atio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augment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btree_lat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node_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egcb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b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list_nu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pdate_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u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-mod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ciprocal_di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fcou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g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motepr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rv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-controll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ource_ex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start_b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fkil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hashtab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ng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i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io_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ndi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data_te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oot_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pms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s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tnet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-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w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3c_adc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a11x0-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bitm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atterli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che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hed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ched_ener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pi_protoc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reen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t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cx200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dl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co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curebi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ecuri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d-op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gen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h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iptun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g6_loc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ec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linu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maph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bu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_file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qno-fen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de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825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bcm63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max31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pnx8x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3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al_sc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t_memo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i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f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cl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et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in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_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dma-bas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mem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hrink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gnal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p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rfsoc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iz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_arr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kbuf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a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lub_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-reg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50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c9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p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911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msc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_dia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ck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-lapto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ny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r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oundcar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sm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api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types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inlock_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l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p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in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rcutre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sb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dep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protecto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ck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rt_kerne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atic_ke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dde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e_modem_sh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3xxx_rtc_wd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mp_devi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op_machin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_helper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tringif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dma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gem_ph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serial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nxi-r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uperhywa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suspe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vg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84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cgrou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_slo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ap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wiotl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xgbe_platfor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_fi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nclin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_s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all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ore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ct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l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r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ysv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10-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7"/>
          <table:table-cell table:style-name="Default" office:value-type="string" calcext:value-type="string">
            <text:p>task_io_accounting_op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_wor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askstats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boo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a6416_keypa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c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e_drv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extsearch_fs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fr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erm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inkpad_ac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_inf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hread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_wilink_s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f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dm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b_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64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coun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er_intern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keep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f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iomem-r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r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m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nu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polog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rt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oshib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pm_comman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cl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even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_se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hoo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-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cepoin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ransport_cla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sacc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fli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ty_ldis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che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yp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64_stats_syn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acc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b1400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cs2_st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dp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dg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npu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io_driv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m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probe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_usua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bdevice_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-return-notifi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_namespac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serfaultfd_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il_macro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tsna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ui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uw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ificati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rmagi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expr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_switchero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gaar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co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a_i2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deodev2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byteord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ai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fi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consol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ne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rin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irtio_vso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lynq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event_ite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_socket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cach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pressur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sta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ap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mw_vmci_def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ring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buff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_ker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vtim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-gpi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48"/>
          <table:table-cell table:style-name="Default"/>
          <table:table-cell table:style-name="Default" office:value-type="string" calcext:value-type="string">
            <text:p>w1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it_bit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wakeup_reason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nroute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atchdog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n_minma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ireless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kup_m3_ip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l12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97x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mi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orkqueue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riteback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ww_mutex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attr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xhash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z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yam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2_battery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bu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conf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lib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orro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poo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malloc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std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zutil.h</text:p>
          </table:table-cell>
          <table:table-cell table:style-name="Default" table:number-columns-repeated="2"/>
          <table:table-cell table:style-name="ce94"/>
          <table:table-cell table:style-name="Default" table:number-columns-repeated="5"/>
          <table:table-cell table:number-columns-repeated="1012"/>
        </table:table-row>
        <table:table-row table:style-name="ro1" table:number-rows-repeated="1047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1"/>
          <table:table-cell table:style-name="ce9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870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10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10"/>
          <table:table-cell office:value-type="string" calcext:value-type="string">
            <text:p>armada_drm.h</text:p>
          </table:table-cell>
          <table:table-cell table:number-columns-repeated="3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91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10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10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10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10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10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10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914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qxl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table:style-name="ce5" office:value-type="string" calcext:value-type="string">
            <text:p>ipset/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128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adeon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f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avage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is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tegr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conntrack_tuple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0"/>
          <table:table-cell table:style-name="ce36"/>
          <table:table-cell/>
          <table:table-cell office:value-type="string" calcext:value-type="string">
            <text:p>vc4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gem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n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a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rtgpu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_tables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mwgfx_drm.h</text:p>
          </table:table-cell>
          <table:table-cell table:number-columns-repeated="3"/>
          <table:table-cell table:style-name="ce94"/>
          <table:table-cell table:style-name="Default" table:number-columns-repeated="2"/>
          <table:table-cell office:value-type="string" calcext:value-type="string">
            <text:p>nfnetlin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mpa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cttimeou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nfnetlink_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_tabl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UD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HECKSU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ASSIF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D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LO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QUEU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C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YN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OPTSTRI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E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PROX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addr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bp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lus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mm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byte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abe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onntrac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cpu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c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evgrou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dsc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c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es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ash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help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com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rang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ipv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2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ength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limi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ark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multipor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nfacc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s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own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hysdev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kttyp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polic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quota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atees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al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ecen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rpfil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c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ocket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atisti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strin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ms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cpu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time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xt_u32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914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audi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-wd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d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11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9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charg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function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_print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gadgetfs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mid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tmc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18"/>
          <table:table-cell table:style-name="ce94"/>
          <table:table-cell table:style-name="Default" table:number-columns-repeated="2"/>
          <table:table-cell office:value-type="string" calcext:value-type="string">
            <text:p>video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0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36"/>
          <table:table-cell/>
          <table:table-cell office:value-type="string" calcext:value-type="string">
            <text:p>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914"/>
        </table:table-row>
        <table:table-row table:style-name="ro1">
          <table:table-cell table:number-columns-repeated="18"/>
          <table:table-cell table:style-name="ce9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keychord.h</text:p>
          </table:table-cell>
          <table:table-cell table:style-name="Default" table:number-columns-repeated="4"/>
          <table:table-cell table:number-columns-repeated="910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914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914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914"/>
        </table:table-row>
        <table:table-row table:style-name="ro1" table:number-rows-repeated="1047958">
          <table:table-cell table:number-columns-repeated="935"/>
        </table:table-row>
        <table:table-row table:style-name="ro1">
          <table:table-cell table:number-columns-repeated="935"/>
        </table:table-row>
      </table:table>
      <table:table table:name="kernel" table:style-name="ta1">
        <table:table-column table:style-name="co10" table:number-columns-repeated="4" table:default-cell-style-name="ce2"/>
        <table:table-column table:style-name="co8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8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5" table:default-cell-style-name="ce2"/>
        <table:table-column table:style-name="co19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net" table:style-name="ta1">
        <table:table-column table:style-name="co10" table:number-columns-repeated="4" table:default-cell-style-name="ce2"/>
        <table:table-column table:style-name="co8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8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5" table:default-cell-style-name="ce2"/>
        <table:table-column table:style-name="co19" table:number-columns-repeated="920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1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30"/>
          <table:table-cell table:style-name="ce76"/>
          <table:table-cell table:style-name="ce74" table:number-columns-repeated="17"/>
          <table:table-cell table:style-name="ce76"/>
          <table:table-cell table:style-name="ce74" table:number-columns-repeated="11"/>
          <table:table-cell table:style-name="ce76"/>
          <table:table-cell table:style-name="ce74" table:number-columns-repeated="92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number-columns-repeated="6"/>
          <table:table-cell table:style-name="Default"/>
          <table:table-cell office:value-type="string" calcext:value-type="string">
            <text:p>.gitignore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callchain.c</text:p>
          </table:table-cell>
          <table:table-cell table:number-columns-repeated="29"/>
          <table:table-cell table:style-name="ce6"/>
          <table:table-cell office:value-type="string" calcext:value-type="string">
            <text:p>Makefile</text:p>
          </table:table-cell>
          <table:table-cell table:number-columns-repeated="16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ce94"/>
          <table:table-cell table:style-name="ce6"/>
          <table:table-cell office:value-type="string" calcext:value-type="string">
            <text:p>core.c</text:p>
          </table:table-cell>
          <table:table-cell table:number-columns-repeated="30"/>
          <table:table-cell office:value-type="string" calcext:value-type="string">
            <text:p>autosleep.c</text:p>
          </table:table-cell>
          <table:table-cell table:number-columns-repeated="16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36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number-columns-repeated="6"/>
          <table:table-cell table:style-name="Default"/>
          <table:table-cell office:value-type="string" calcext:value-type="string">
            <text:p>kdb_bp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hw_breakpoint.c</text:p>
          </table:table-cell>
          <table:table-cell table:number-columns-repeated="30"/>
          <table:table-cell office:value-type="string" calcext:value-type="string">
            <text:p>console.c</text:p>
          </table:table-cell>
          <table:table-cell table:number-columns-repeated="17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number-columns-repeated="6"/>
          <table:table-cell table:style-name="Default"/>
          <table:table-cell office:value-type="string" calcext:value-type="string">
            <text:p>kdb_bt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internal.h</text:p>
          </table:table-cell>
          <table:table-cell table:number-columns-repeated="30"/>
          <table:table-cell office:value-type="string" calcext:value-type="string">
            <text:p>hibernate.c</text:p>
          </table:table-cell>
          <table:table-cell table:number-columns-repeated="17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number-columns-repeated="7"/>
          <table:table-cell office:value-type="string" calcext:value-type="string">
            <text:p>kdb_cmds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ring_buffer.c</text:p>
          </table:table-cell>
          <table:table-cell table:number-columns-repeated="30"/>
          <table:table-cell office:value-type="string" calcext:value-type="string">
            <text:p>main.c</text:p>
          </table:table-cell>
          <table:table-cell table:number-columns-repeated="16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number-columns-repeated="7"/>
          <table:table-cell office:value-type="string" calcext:value-type="string">
            <text:p>kdb_debugger.c</text:p>
          </table:table-cell>
          <table:table-cell table:number-columns-repeated="2"/>
          <table:table-cell table:style-name="ce94"/>
          <table:table-cell/>
          <table:table-cell office:value-type="string" calcext:value-type="string">
            <text:p>uprobes.c</text:p>
          </table:table-cell>
          <table:table-cell table:number-columns-repeated="30"/>
          <table:table-cell office:value-type="string" calcext:value-type="string">
            <text:p>power.h</text:p>
          </table:table-cell>
          <table:table-cell table:number-columns-repeated="17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number-columns-repeated="6"/>
          <table:table-cell table:style-name="ce6"/>
          <table:table-cell office:value-type="string" calcext:value-type="string">
            <text:p>kdb_io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17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number-columns-repeated="7"/>
          <table:table-cell office:value-type="string" calcext:value-type="string">
            <text:p>kdb_keyboard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17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qos.c</text:p>
          </table:table-cell>
          <table:table-cell table:number-columns-repeated="17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 table:number-columns-repeated="2"/>
          <table:table-cell table:style-name="ce94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17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 table:number-columns-repeated="2"/>
          <table:table-cell table:style-name="ce94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16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6"/>
          <table:table-cell office:value-type="string" calcext:value-type="string">
            <text:p>suspend_test.c</text:p>
          </table:table-cell>
          <table:table-cell table:number-columns-repeated="17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6"/>
          <table:table-cell office:value-type="string" calcext:value-type="string">
            <text:p>user.c</text:p>
          </table:table-cell>
          <table:table-cell table:number-columns-repeated="16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6"/>
          <table:table-cell office:value-type="string" calcext:value-type="string">
            <text:p>wakelock.c</text:p>
          </table:table-cell>
          <table:table-cell table:number-columns-repeated="16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4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2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2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2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7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7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8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8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7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78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77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78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78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77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78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77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78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78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77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90"/>
          <table:table-cell office:value-type="string" calcext:value-type="string">
            <text:p>trace_sched_wakeu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90"/>
          <table:table-cell office:value-type="string" calcext:value-type="string">
            <text:p>trace_selftes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90"/>
          <table:table-cell office:value-type="string" calcext:value-type="string">
            <text:p>trace_selftest_dynamic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90"/>
          <table:table-cell office:value-type="string" calcext:value-type="string">
            <text:p>trace_seq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90"/>
          <table:table-cell office:value-type="string" calcext:value-type="string">
            <text:p>trace_stack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90"/>
          <table:table-cell office:value-type="string" calcext:value-type="string">
            <text:p>trace_stat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90"/>
          <table:table-cell office:value-type="string" calcext:value-type="string">
            <text:p>trace_stat.h</text:p>
          </table:table-cell>
          <table:table-cell table:number-columns-repeated="922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90"/>
          <table:table-cell office:value-type="string" calcext:value-type="string">
            <text:p>trace_syscalls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90"/>
          <table:table-cell office:value-type="string" calcext:value-type="string">
            <text:p>trace_uprobe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90"/>
          <table:table-cell office:value-type="string" calcext:value-type="string">
            <text:p>tracing_map.c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90"/>
          <table:table-cell office:value-type="string" calcext:value-type="string">
            <text:p>tracing_map.h</text:p>
          </table:table-cell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ound" table:style-name="ta1">
        <table:table-column table:style-name="co10" table:number-columns-repeated="4" table:default-cell-style-name="ce2"/>
        <table:table-column table:style-name="co7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8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48" table:default-cell-style-name="ce2"/>
        <table:table-column table:style-name="co19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75"/>
          <table:table-cell/>
          <table:table-cell table:style-name="ce5" office:value-type="string" calcext:value-type="string">
            <text:p>bcm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dau1977-ad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boss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digione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-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octo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pi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bcm2835-i2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pcm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h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gidac1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-v2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fe-pi-audi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code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am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pisoun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aspidac3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cirr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prot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c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70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s117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k41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5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53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bt-sco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q93v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_reg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90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io21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mi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71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gtm6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mi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cs434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jz47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85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76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5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analog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digital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6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pcm1794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02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pcm51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-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476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regma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receiv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transmitt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45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52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c976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i-sa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0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40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00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1250-ev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-table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8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wm88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8-dsp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0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fw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zx_aud96p2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number-columns-repeated="9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4:49:31.729191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09T15:08:46.222499640</dc:date>
    <meta:editing-duration>P6DT18H50M12S</meta:editing-duration>
    <meta:editing-cycles>4335</meta:editing-cycles>
    <meta:document-statistic meta:table-count="10" meta:cell-count="6507" meta:object-count="0"/>
  </office:meta>
</office:document-meta>
</file>